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5.595cm"/>
    </style:style>
    <style:style style:name="Tabla1.B" style:family="table-column">
      <style:table-column-properties style:column-width="2.72cm"/>
    </style:style>
    <style:style style:name="Tabla1.C" style:family="table-column">
      <style:table-column-properties style:column-width="8.685cm"/>
    </style:style>
    <style:style style:name="Tabla1.A1" style:family="table-cell">
      <style:table-cell-properties style:vertical-align="middle" fo:padding="0.049cm" fo:border="none"/>
    </style:style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Tabla 3-1. <text:span text:style-name="T1">Python establece operaciones</text:span></text:p>
      <text:p text:style-name="Standard"/>
      <text:p text:style-name="Standard"/>
      <text:p text:style-name="Standard"><text:bookmark text:name="table_set_operations"/>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Función</text:p>
            </table:table-cell>
            <table:table-cell table:style-name="Tabla1.A1" office:value-type="string">
              <text:p text:style-name="Table_20_Heading">Sintaxis alternativa</text:p>
            </table:table-cell>
            <table:table-cell table:style-name="Tabla1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ource_20_Text">a.add(x)</text:span></text:p>
          </table:table-cell>
          <table:table-cell table:style-name="Tabla1.A1" office:value-type="string">
            <text:p text:style-name="Table_20_Contents">N / A</text:p>
          </table:table-cell>
          <table:table-cell table:style-name="Tabla1.A1" office:value-type="string">
            <text:p text:style-name="Table_20_Contents">Añadir<text:bookmark text:name="idm140621976694800"/> elemento <text:span text:style-name="Source_20_Text">x </text:span>para el conjunto <text:span text:style-name="Source_20_Text">a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a.clear()</text:span></text:p>
          </table:table-cell>
          <table:table-cell table:style-name="Tabla1.A1" office:value-type="string">
            <text:p text:style-name="Table_20_Contents">N / A</text:p>
          </table:table-cell>
          <table:table-cell table:style-name="Tabla1.A1" office:value-type="string">
            <text:p text:style-name="Table_20_Contents">Reiniciar<text:bookmark text:name="idm140621976691984"/> el conjunto <text:span text:style-name="Source_20_Text">a </text:span>a un estado vacío, descartando todos sus elementos</text:p>
          </table:table-cell>
        </table:table-row>
        <table:table-row>
          <table:table-cell table:style-name="Tabla1.A1" office:value-type="string">
            <text:p text:style-name="Table_20_Contents"><text:span text:style-name="Source_20_Text">a.remove(x)</text:span></text:p>
          </table:table-cell>
          <table:table-cell table:style-name="Tabla1.A1" office:value-type="string">
            <text:p text:style-name="Table_20_Contents">N / A</text:p>
          </table:table-cell>
          <table:table-cell table:style-name="Tabla1.A1" office:value-type="string">
            <text:p text:style-name="Table_20_Contents">Eliminar<text:bookmark text:name="idm140621976689456"/> elemento <text:span text:style-name="Source_20_Text">x </text:span>del conjunto <text:span text:style-name="Source_20_Text">a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a.pop()</text:span></text:p>
          </table:table-cell>
          <table:table-cell table:style-name="Tabla1.A1" office:value-type="string">
            <text:p text:style-name="Table_20_Contents">N / A</text:p>
          </table:table-cell>
          <table:table-cell table:style-name="Tabla1.A1" office:value-type="string">
            <text:p text:style-name="Table_20_Contents">Eliminar<text:bookmark text:name="idm140621976686640"/> un elemento arbitrario del conjunto <text:span text:style-name="Source_20_Text">a</text:span>, elevando <text:span text:style-name="Source_20_Text">KeyError </text:span>si el<text:bookmark text:name="idm140621976684256"/> conjunto está vacío</text:p>
          </table:table-cell>
        </table:table-row>
        <table:table-row>
          <table:table-cell table:style-name="Tabla1.A1" office:value-type="string">
            <text:p text:style-name="Table_20_Contents"><text:span text:style-name="Source_20_Text">a.union(b)</text:span></text:p>
          </table:table-cell>
          <table:table-cell table:style-name="Tabla1.A1" office:value-type="string">
            <text:p text:style-name="Table_20_Contents"><text:span text:style-name="Source_20_Text">a | b</text:span></text:p>
          </table:table-cell>
          <table:table-cell table:style-name="Tabla1.A1" office:value-type="string">
            <text:p text:style-name="Table_20_Contents">Toda la<text:bookmark text:name="idm140621976682048"/><text:bookmark text:name="idm140621976680912"/> elementos únicos en <text:span text:style-name="Source_20_Text">a </text:span>y <text:span text:style-name="Source_20_Text">b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a.update(b)</text:span></text:p>
          </table:table-cell>
          <table:table-cell table:style-name="Tabla1.A1" office:value-type="string">
            <text:p text:style-name="Table_20_Contents"><text:span text:style-name="Source_20_Text">a |= b</text:span></text:p>
          </table:table-cell>
          <table:table-cell table:style-name="Tabla1.A1" office:value-type="string">
            <text:p text:style-name="Table_20_Contents">Selecciona el<text:bookmark text:name="idm140621976677696"/><text:bookmark text:name="idm140621976676832"/> contenido de <text:span text:style-name="Source_20_Text">a </text:span>ser la unión de los elementos en <text:span text:style-name="Source_20_Text">a</text:span>y <text:span text:style-name="Source_20_Text">b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a.intersection(b)</text:span></text:p>
          </table:table-cell>
          <table:table-cell table:style-name="Tabla1.A1" office:value-type="string">
            <text:p text:style-name="Table_20_Contents"><text:span text:style-name="Source_20_Text">a &amp; b</text:span></text:p>
          </table:table-cell>
          <table:table-cell table:style-name="Tabla1.A1" office:value-type="string">
            <text:p text:style-name="Table_20_Contents">Toda la<text:bookmark text:name="idm140621976673408"/><text:bookmark text:name="idm140621976672272"/> elementos en <text:span text:style-name="Emphasis">ambos </text:span><text:span text:style-name="Source_20_Text">a </text:span>y <text:span text:style-name="Source_20_Text">b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a.intersection_update(b)</text:span></text:p>
          </table:table-cell>
          <table:table-cell table:style-name="Tabla1.A1" office:value-type="string">
            <text:p text:style-name="Table_20_Contents"><text:span text:style-name="Source_20_Text">a &amp;= b</text:span></text:p>
          </table:table-cell>
          <table:table-cell table:style-name="Tabla1.A1" office:value-type="string">
            <text:p text:style-name="Table_20_Contents">Selecciona el<text:bookmark text:name="idm140621976668912"/><text:bookmark text:name="idm140621976668032"/> contenido de <text:span text:style-name="Source_20_Text">a </text:span>ser la intersección de los elementos en <text:span text:style-name="Source_20_Text">a</text:span>y <text:span text:style-name="Source_20_Text">b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a.difference(b)</text:span></text:p>
          </table:table-cell>
          <table:table-cell table:style-name="Tabla1.A1" office:value-type="string">
            <text:p text:style-name="Table_20_Contents"><text:span text:style-name="Source_20_Text">a - b</text:span></text:p>
          </table:table-cell>
          <table:table-cell table:style-name="Tabla1.A1" office:value-type="string">
            <text:p text:style-name="Table_20_Contents">Los<text:bookmark text:name="idm140621976664672"/><text:bookmark text:name="idm140621976663808"/> elementos en <text:span text:style-name="Source_20_Text">a </text:span>que no están en <text:span text:style-name="Source_20_Text">b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a.difference_update(b)</text:span></text:p>
          </table:table-cell>
          <table:table-cell table:style-name="Tabla1.A1" office:value-type="string">
            <text:p text:style-name="Table_20_Contents"><text:span text:style-name="Source_20_Text">a -= b</text:span></text:p>
          </table:table-cell>
          <table:table-cell table:style-name="Tabla1.A1" office:value-type="string">
            <text:p text:style-name="Table_20_Contents">Establecer <text:span text:style-name="Source_20_Text">a </text:span>en<text:bookmark text:name="idm140621976660448"/><text:bookmark text:name="idm140621976659520"/> los elementos en <text:span text:style-name="Source_20_Text">a </text:span>que no están en <text:span text:style-name="Source_20_Text">b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a.symmetric_difference(b)</text:span></text:p>
          </table:table-cell>
          <table:table-cell table:style-name="Tabla1.A1" office:value-type="string">
            <text:p text:style-name="Table_20_Contents"><text:span text:style-name="Source_20_Text">a ^ b</text:span></text:p>
          </table:table-cell>
          <table:table-cell table:style-name="Tabla1.A1" office:value-type="string">
            <text:p text:style-name="Table_20_Contents">Toda la<text:bookmark text:name="idm140621976656608"/><text:bookmark text:name="idm140621976655680"/> elementos en cualquiera de los dos <text:span text:style-name="Source_20_Text">a </text:span>o <text:span text:style-name="Source_20_Text">b </text:span>pero <text:span text:style-name="Emphasis">no ambos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a.symmetric_difference_update(b)</text:span></text:p>
          </table:table-cell>
          <table:table-cell table:style-name="Tabla1.A1" office:value-type="string">
            <text:p text:style-name="Table_20_Contents"><text:span text:style-name="Source_20_Text">a ^= b</text:span></text:p>
          </table:table-cell>
          <table:table-cell table:style-name="Tabla1.A1" office:value-type="string">
            <text:p text:style-name="Table_20_Contents">Establecer <text:span text:style-name="Source_20_Text">a </text:span>en<text:bookmark text:name="idm140621976782752"/><text:bookmark text:name="idm140621976781984"/> contener los elementos en cualquiera de los dos <text:span text:style-name="Source_20_Text">a </text:span>o <text:span text:style-name="Source_20_Text">b </text:span>pero <text:span text:style-name="Emphasis">no ambos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a.issubset(b)</text:span></text:p>
          </table:table-cell>
          <table:table-cell table:style-name="Tabla1.A1" office:value-type="string">
            <text:p text:style-name="Table_20_Contents">N / A</text:p>
          </table:table-cell>
          <table:table-cell table:style-name="Tabla1.A1" office:value-type="string">
            <text:p text:style-name="Table_20_Contents"><text:span text:style-name="Source_20_Text">True </text:span>Si el<text:bookmark text:name="idm140621976778592"/> elementos de <text:span text:style-name="Source_20_Text">a </text:span>todos están contenidos en <text:span text:style-name="Source_20_Text">b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a.issuperset(b)</text:span></text:p>
          </table:table-cell>
          <table:table-cell table:style-name="Tabla1.A1" office:value-type="string">
            <text:p text:style-name="Table_20_Contents">N / A</text:p>
          </table:table-cell>
          <table:table-cell table:style-name="Tabla1.A1" office:value-type="string">
            <text:p text:style-name="Table_20_Contents"><text:span text:style-name="Source_20_Text">True </text:span>Si el<text:bookmark text:name="idm140621976775488"/> elementos de <text:span text:style-name="Source_20_Text">b </text:span>todos están contenidos en <text:span text:style-name="Source_20_Text">a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a.isdisjoint(b)</text:span></text:p>
          </table:table-cell>
          <table:table-cell table:style-name="Tabla1.A1" office:value-type="string">
            <text:p text:style-name="Table_20_Contents">N / A</text:p>
          </table:table-cell>
          <table:table-cell table:style-name="Tabla1.A1" office:value-type="string">
            <text:p text:style-name="Table_20_Contents"><text:span text:style-name="Source_20_Text">True </text:span>si <text:span text:style-name="Source_20_Text">a </text:span>y <text:s/><text:span text:style-name="Source_20_Text">b </text:span>tiene<text:bookmark text:name="idm140621976771440"/> sin elementos en comú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s Tor Her</meta:initial-creator>
    <meta:creation-date>2020-07-06T19:46:52</meta:creation-date>
    <meta:document-statistic meta:table-count="1" meta:image-count="0" meta:object-count="0" meta:page-count="1" meta:paragraph-count="49" meta:word-count="236" meta:character-count="1211"/>
    <dc:date>2020-07-06T19:52:35</dc:date>
    <dc:creator>Els Tor Her</dc:creator>
    <meta:editing-duration>PT5M43S</meta:editing-duration>
    <meta:editing-cycles>1</meta:editing-cycles>
    <meta:generator>OpenOffice/4.1.7$Unix OpenOffice.org_project/417m1$Build-9800</meta:generator>
  </office:meta>
</office:document-meta>
</file>